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1.2792in"/>
    </style:style>
    <style:style style:name="Table1.B" style:family="table-column">
      <style:table-column-properties style:column-width="1.3326in"/>
    </style:style>
    <style:style style:name="Table1.C" style:family="table-column">
      <style:table-column-properties style:column-width="1.2021in"/>
    </style:style>
    <style:style style:name="Table1.D" style:family="table-column">
      <style:table-column-properties style:column-width="1.2965in"/>
    </style:style>
    <style:style style:name="Table1.E" style:family="table-column">
      <style:table-column-properties style:column-width="1.37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51" style:family="table-row">
      <style:table-row-properties style:min-row-height="0.1208in" fo:keep-together="auto"/>
    </style:style>
    <style:style style:name="P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  <style:text-properties fo:font-size="16pt" fo:font-weight="bold" officeooo:rsid="000c8f04" officeooo:paragraph-rsid="000e6b83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officeooo:paragraph-rsid="000e6b83" style:font-name-complex="Arial1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paragraph-rsid="000e6b83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rial" fo:font-size="11pt" fo:language="ru" fo:country="RU" officeooo:paragraph-rsid="000e6b83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e6b83" officeooo:paragraph-rsid="000e6b83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e6b83" officeooo:paragraph-rsid="000f969b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e6b83" officeooo:paragraph-rsid="000fbe75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f969b" officeooo:paragraph-rsid="000f969b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fbe75" officeooo:paragraph-rsid="000fbe75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fdbca" officeooo:paragraph-rsid="000fdbca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1106fc" officeooo:paragraph-rsid="001106fc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List_20_Paragraph">
      <style:paragraph-properties fo:margin-top="0in" fo:margin-bottom="0in" style:contextual-spacing="true" fo:line-height="100%" fo:text-align="justify" style:justify-single-word="false"/>
      <style:text-properties style:font-name="Arial" fo:font-size="16pt" fo:font-weight="bold" officeooo:rsid="000ab1be" officeooo:paragraph-rsid="000c8f04" style:font-size-asian="16pt" style:font-weight-asian="bold" style:font-name-complex="Arial1" style:font-size-complex="16pt" style:font-weight-complex="bold"/>
    </style:style>
    <style:style style:name="P13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  <style:text-properties style:font-name="Arial" fo:font-size="16pt" fo:font-weight="bold" officeooo:rsid="000e6b83" officeooo:paragraph-rsid="000e6b83" style:font-size-asian="16pt" style:font-weight-asian="bold" style:font-name-complex="Arial1" style:font-size-complex="16pt" style:font-weight-complex="bold"/>
    </style:style>
    <style:style style:name="P14" style:family="paragraph" style:parent-style-name="List_20_Paragraph">
      <style:paragraph-properties fo:margin-top="0in" fo:margin-bottom="0in" style:contextual-spacing="true" fo:line-height="150%" fo:text-align="justify" style:justify-single-word="false"/>
      <style:text-properties style:font-name="Arial" fo:font-size="12pt" fo:font-weight="normal" officeooo:rsid="000c8f04" officeooo:paragraph-rsid="000c8f04" style:font-size-asian="10.5pt" style:font-weight-asian="normal" style:font-name-complex="Arial1" style:font-size-complex="12pt" style:font-weight-complex="normal"/>
    </style:style>
    <style:style style:name="P15" style:family="paragraph" style:parent-style-name="List_20_Paragraph">
      <style:paragraph-properties fo:margin-top="0in" fo:margin-bottom="0in" style:contextual-spacing="true" fo:line-height="150%" fo:text-align="start" style:justify-single-word="false"/>
      <style:text-properties style:font-name="Arial" fo:font-size="12pt" fo:font-weight="normal" officeooo:rsid="000c8f04" officeooo:paragraph-rsid="000c8f04" style:font-size-asian="10.5pt" style:font-weight-asian="normal" style:font-name-complex="Arial1" style:font-size-complex="12pt" style:font-weight-complex="normal"/>
    </style:style>
    <style:style style:name="P1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text-indent="0in" style:auto-text-indent="false"/>
      <style:text-properties style:font-name="Arial" fo:font-size="12pt" fo:font-weight="normal" officeooo:rsid="000c8f04" officeooo:paragraph-rsid="000c8f04" style:font-size-asian="10.5pt" style:font-weight-asian="normal" style:font-name-complex="Arial1" style:font-size-complex="12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Arial" fo:font-size="12pt" fo:font-weight="normal" officeooo:rsid="000e6b83" officeooo:paragraph-rsid="000e6b83" style:font-size-asian="10.5pt" style:font-weight-asian="normal" style:font-name-complex="Arial1" style:font-size-complex="12pt" style:font-weight-complex="normal"/>
    </style:style>
    <style:style style:name="P18" style:family="paragraph" style:parent-style-name="List_20_Paragraph" style:list-style-name="WWNum4">
      <style:paragraph-properties fo:margin-top="0in" fo:margin-bottom="0in" style:contextual-spacing="true" fo:line-height="100%" fo:text-align="center" style:justify-single-word="false"/>
      <style:text-properties style:font-name="Arial" fo:font-size="16pt" fo:font-weight="bold" officeooo:rsid="000ab1be" officeooo:paragraph-rsid="000c8f04" style:font-size-asian="16pt" style:font-weight-asian="bold" style:font-name-complex="Arial1" style:font-size-complex="16pt" style:font-weight-complex="bold"/>
    </style:style>
    <style:style style:name="P19" style:family="paragraph" style:parent-style-name="List_20_Paragraph" style:list-style-name="L1">
      <style:paragraph-properties fo:margin-top="0in" fo:margin-bottom="0in" style:contextual-spacing="true" fo:line-height="150%" fo:text-align="start" style:justify-single-word="false"/>
      <style:text-properties style:font-name="Arial" fo:font-size="12pt" fo:font-weight="normal" officeooo:rsid="000c8f04" officeooo:paragraph-rsid="000c8f04" style:font-size-asian="10.5pt" style:font-weight-asian="normal" style:font-name-complex="Arial1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12c6b5" officeooo:paragraph-rsid="0012c6b5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paragraph-rsid="000e6b83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13be21" officeooo:paragraph-rsid="0013be21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13be21" officeooo:paragraph-rsid="00144acc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144acc" officeooo:paragraph-rsid="00144acc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160892" officeooo:paragraph-rsid="00160892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26" style:family="paragraph" style:parent-style-name="Text_20_body">
      <style:text-properties officeooo:rsid="0012d676" officeooo:paragraph-rsid="0012d676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0e6b83" style:font-name-complex="Arial1"/>
    </style:style>
    <style:style style:name="T3" style:family="text">
      <style:text-properties officeooo:rsid="000f969b"/>
    </style:style>
    <style:style style:name="T4" style:family="text">
      <style:text-properties officeooo:rsid="000fbe75"/>
    </style:style>
    <style:style style:name="T5" style:family="text">
      <style:text-properties officeooo:rsid="001106fc"/>
    </style:style>
    <style:style style:name="T6" style:family="text">
      <style:text-properties officeooo:rsid="0012c6b5"/>
    </style:style>
    <style:style style:name="T7" style:family="text">
      <style:text-properties officeooo:rsid="00144acc"/>
    </style:style>
    <style:style style:name="T8" style:family="text">
      <style:text-properties officeooo:rsid="0016089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039in" fo:text-indent="-0.25in" fo:margin-left="3.039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539in" fo:text-indent="-0.25in" fo:margin-left="3.539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04154105" text:style-name="WWNum4">
        <text:list-item>
          <text:p text:style-name="P18">Перечень требований заказчика к проектируемой базе данных.</text:p>
        </text:list-item>
      </text:list>
      <text:p text:style-name="P12"/>
      <text:p text:style-name="P14">Программа должна выполнять следующие функции:</text:p>
      <text:p text:style-name="P14"><text:tab/>1. Учёт контактной информации о клиентах, сотрудниках.</text:p>
      <text:p text:style-name="P15"><text:tab/>2. Ввод, редактирование, просмотр информации о клиентах сотрудниках.</text:p>
      <text:p text:style-name="P14"><text:tab/>3. Учёт информации об обслуживаемой, ремонтируемой технике.</text:p>
      <text:p text:style-name="P15"><text:tab/>4. Ввод, редактирование, просмотр информации об <text:s/>обслуживаемой, <text:tab/><text:tab/>ремонтируемой технике.</text:p>
      <text:p text:style-name="P15"><text:tab/>5. Поиск информации:</text:p>
      <text:list xml:id="list1148027970" text:style-name="L1">
        <text:list-item>
          <text:p text:style-name="P19">по ФИО, id клиента</text:p>
        </text:list-item>
        <text:list-item>
          <text:p text:style-name="P19">по дате заключения, id договора</text:p>
        </text:list-item>
        <text:list-item>
          <text:p text:style-name="P19">по id <text:s/>обслуживаемой, ремонтируемой технике</text:p>
        </text:list-item>
      </text:list>
      <text:p text:style-name="P16"/>
      <text:p text:style-name="P1"><text:span text:style-name="T2">2. </text:span><text:span text:style-name="T1">Концептуальн</text:span><text:span text:style-name="T2">ая</text:span><text:span text:style-name="T1"> (инфологическ</text:span><text:span text:style-name="T2">ая</text:span><text:span text:style-name="T1">) модель </text:span><text:span text:style-name="T2">в виде таблицы</text:span></text:p>
      <text:p text:style-name="P1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Отношение (имя на русском языке и латиницей)</text:p>
          </table:table-cell>
          <table:table-cell table:style-name="Table1.A1" office:value-type="string">
            <text:p text:style-name="P4">Описание</text:p>
          </table:table-cell>
          <table:table-cell table:style-name="Table1.A1" office:value-type="string">
            <text:p text:style-name="P4">Основные атрибуты</text:p>
          </table:table-cell>
          <table:table-cell table:style-name="Table1.A1" office:value-type="string">
            <text:p text:style-name="P4">Краткое описание связей с другими отношениями</text:p>
          </table:table-cell>
          <table:table-cell table:style-name="Table1.A1" office:value-type="string">
            <text:p text:style-name="P4">Особенности</text:p>
          </table:table-cell>
        </table:table-row>
        <table:table-row table:style-name="Table1.1">
          <table:table-cell table:style-name="Table1.A1" table:number-rows-spanned="7" office:value-type="string">
            <text:p text:style-name="P9">Процессор</text:p>
          </table:table-cell>
          <table:table-cell table:style-name="Table1.A1" table:number-rows-spanned="7" office:value-type="string">
            <text:p text:style-name="P5">Процессор обслуживаемого устройства</text:p>
          </table:table-cell>
          <table:table-cell table:style-name="Table1.A1" office:value-type="string">
            <text:p text:style-name="P5">id<text:span text:style-name="T3">(primary key)</text:span></text:p>
          </table:table-cell>
          <table:table-cell table:style-name="Table1.A1" table:number-rows-spanned="7" office:value-type="string">
            <text:p text:style-name="P5">Связь с «<text:span text:style-name="T3">Personal computer_has_CPU»: это связь с буферной сущностью, чтобы избежать связи вида «many to many» с сущностью «Personal computer»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8">наименование</text:p>
          </table:table-cell>
          <table:covered-table-cell table:style-name="Table1.A1"/>
          <table:table-cell table:style-name="Table1.A1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8">серия</text:p>
          </table:table-cell>
          <table:covered-table-cell table:style-name="Table1.A1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8">количество ядер</text:p>
          </table:table-cell>
          <table:covered-table-cell table:style-name="Table1.A1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8">частота</text:p>
          </table:table-cell>
          <table:covered-table-cell table:style-name="Table1.A1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8">сокет</text:p>
          </table:table-cell>
          <table:covered-table-cell table:style-name="Table1.A1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8">кэш</text:p>
          </table:table-cell>
          <table:covered-table-cell table:style-name="Table1.A1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6" office:value-type="string">
            <text:p text:style-name="P9">Оперативная память</text:p>
          </table:table-cell>
          <table:table-cell table:style-name="Table1.C4" table:number-rows-spanned="6" office:value-type="string">
            <text:p text:style-name="P8">Оперативная память обслуживаемого устройства</text:p>
          </table:table-cell>
          <table:table-cell table:style-name="Table1.C4" office:value-type="string">
            <text:p text:style-name="P8">id(primary key)</text:p>
          </table:table-cell>
          <table:table-cell table:style-name="Table1.C4" table:number-rows-spanned="6" office:value-type="string">
            <text:p text:style-name="P6">Связь с «<text:span text:style-name="T3">Personal computer_has_RAM»: это связь с буферной сущностью, чтобы избежать связи вида </text:span><text:soft-page-break/><text:span text:style-name="T3">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объём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pc-индекс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поколе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частот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5" office:value-type="string">
            <text:p text:style-name="P9">Жёсткий диск</text:p>
          </table:table-cell>
          <table:table-cell table:style-name="Table1.C4" table:number-rows-spanned="5" office:value-type="string">
            <text:p text:style-name="P8">Жёсткий диск обслуживаемого устройства</text:p>
          </table:table-cell>
          <table:table-cell table:style-name="Table1.C4" office:value-type="string">
            <text:p text:style-name="P8">id(primary key)</text:p>
          </table:table-cell>
          <table:table-cell table:style-name="Table1.C4" table:number-rows-spanned="5" office:value-type="string">
            <text:p text:style-name="P6">Связь с «<text:span text:style-name="T3">Personal computer_has_HDD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объём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размер буффер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энергопотребле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8" office:value-type="string">
            <text:p text:style-name="P9">Твердотельный накопитель</text:p>
          </table:table-cell>
          <table:table-cell table:style-name="Table1.C4" table:number-rows-spanned="8" office:value-type="string">
            <text:p text:style-name="P9">Твердотельный накопитель обслуживаемого устройства</text:p>
          </table:table-cell>
          <table:table-cell table:style-name="Table1.C4" office:value-type="string">
            <text:p text:style-name="P9">id(primary key)</text:p>
          </table:table-cell>
          <table:table-cell table:style-name="Table1.C4" table:number-rows-spanned="8" office:value-type="string">
            <text:p text:style-name="P7">Связь с «<text:span text:style-name="T3">Personal computer_has_</text:span><text:span text:style-name="T4">SSD</text:span><text:span text:style-name="T3">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объём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интерфейс подключен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скорость чтен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скорость запис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срок службы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высот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6" office:value-type="string">
            <text:p text:style-name="P9">Блок питания</text:p>
          </table:table-cell>
          <table:table-cell table:style-name="Table1.C4" table:number-rows-spanned="6" office:value-type="string">
            <text:p text:style-name="P9">Блок питания обслуживаемого устройства</text:p>
          </table:table-cell>
          <table:table-cell table:style-name="Table1.C4" office:value-type="string">
            <text:p text:style-name="P9">id(primary key)</text:p>
          </table:table-cell>
          <table:table-cell table:style-name="Table1.C4" table:number-rows-spanned="6" office:value-type="string">
            <text:p text:style-name="P7">Связь с «<text:span text:style-name="T3">Personal computer_has_</text:span><text:span text:style-name="T4">Video_Card</text:span><text:span text:style-name="T3">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мощность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КПД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длина кабел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разъём питания для материнской платы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8" office:value-type="string">
            <text:p text:style-name="P9">Корпус</text:p>
          </table:table-cell>
          <table:table-cell table:style-name="Table1.C4" table:number-rows-spanned="8" office:value-type="string">
            <text:p text:style-name="P9">Корпус обслуживаемого устройства</text:p>
          </table:table-cell>
          <table:table-cell table:style-name="Table1.C4" office:value-type="string">
            <text:p text:style-name="P9">id(primary key)</text:p>
          </table:table-cell>
          <table:table-cell table:style-name="Table1.C4" table:number-rows-spanned="8" office:value-type="string">
            <text:p text:style-name="P7">Связь с «<text:span text:style-name="T3">Personal computer_has_</text:span><text:span text:style-name="T4">Body</text:span><text:span text:style-name="T3">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встроенный блок питан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цвет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форм фактор материнской платы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кулеры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USB 2.0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USB 3.0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14" office:value-type="string">
            <text:p text:style-name="P9">Материнская <text:soft-page-break/>плата</text:p>
          </table:table-cell>
          <table:table-cell table:style-name="Table1.C4" table:number-rows-spanned="14" office:value-type="string">
            <text:p text:style-name="P9">Материнская <text:soft-page-break/>плата обслуживаемого устройства</text:p>
          </table:table-cell>
          <table:table-cell table:style-name="Table1.C4" office:value-type="string">
            <text:p text:style-name="P9">id(primary key)</text:p>
          </table:table-cell>
          <table:table-cell table:style-name="Table1.C4" table:number-rows-spanned="14" office:value-type="string">
            <text:p text:style-name="P7">Связь с <text:soft-page-break/>«<text:span text:style-name="T3">Personal computer_has_</text:span><text:span text:style-name="T4">Motherboard</text:span><text:span text:style-name="T3">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тип поддерживаемых процессоров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сокет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форм фактор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поколение оперативной памят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количество слотов оперативной памят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максимальный объём оперативной памят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максимальная поддерживаемая частота оперативной памят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51">
          <table:covered-table-cell table:style-name="Table1.C4"/>
          <table:covered-table-cell table:style-name="Table1.C4"/>
          <table:table-cell table:style-name="Table1.C4" office:value-type="string">
            <text:p text:style-name="P9">версия wifi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версия bluetooth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версия ethernet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длин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>ширин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8" office:value-type="string">
            <text:p text:style-name="P10">Оптический привод</text:p>
          </table:table-cell>
          <table:table-cell table:style-name="Table1.C4" table:number-rows-spanned="8" office:value-type="string">
            <text:p text:style-name="P10">Оптический привод обслуживаемого устройства</text:p>
          </table:table-cell>
          <table:table-cell table:style-name="Table1.C4" office:value-type="string">
            <text:p text:style-name="P10">id(primary key)</text:p>
          </table:table-cell>
          <table:table-cell table:style-name="Table1.C4" table:number-rows-spanned="8" office:value-type="string">
            <text:p text:style-name="P7">Связь с «<text:span text:style-name="T3">Personal computer_has_</text:span><text:span text:style-name="T5">Optical Drive</text:span><text:span text:style-name="T3">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10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11">интерфейс подкдючен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11">скорость чтен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11">скорость запис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11">длин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11">ширин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11">высот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3" office:value-type="string">
            <text:p text:style-name="P20">Персональный компьютер</text:p>
          </table:table-cell>
          <table:table-cell table:style-name="Table1.C4" table:number-rows-spanned="3" office:value-type="string">
            <text:p text:style-name="P20">Персональный компьютер, который клиент приносит для обслуживания/ремонта</text:p>
          </table:table-cell>
          <table:table-cell table:style-name="Table1.C4" office:value-type="string">
            <text:p text:style-name="P20">id(primary key)</text:p>
          </table:table-cell>
          <table:table-cell table:style-name="Table1.C4" office:value-type="string">
            <text:p text:style-name="P20">Связи со всеми компонентами компьютера</text:p>
          </table:table-cell>
          <table:table-cell table:style-name="Table1.C4" table:number-rows-spanned="3" office:value-type="string">
            <text:p text:style-name="Text_20_body">В спроектированной диаграме id клиента пробрасывается в отношение «<text:span text:style-name="T6">персональный </text:span>компьютер» <text:span text:style-name="T6">и далее через «персональный </text:span><text:soft-page-break/><text:span text:style-name="T6">компьютер» пробрасывается в контракт.</text:span></text:p>
            <text:p text:style-name="P26">Это может показаться странным, но это обоснованно:</text:p>
            <text:p text:style-name="P26">И «компьютеру» и «контракту» необходим id «клиента».</text:p>
            <text:p text:style-name="P26">Поэтому, чтобы не создавать «замыканий», мы соединяем отношения таким способом</text:p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0"/>
          </table:table-cell>
          <table:table-cell table:style-name="Table1.C4" office:value-type="string">
            <text:p text:style-name="P20">Связь с «Customer»: нужна для проброса id клиента в отношение «Персональный компьютер» для понимания того, какой <text:soft-page-break/>компьютер принадлежит какому клиенту</text:p>
          </table:table-cell>
          <table:covered-table-cell table:style-name="Table1.C4"/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20">Связь с «Contract»:</text:p>
            <text:p text:style-name="P20">Нужна для того, чтобы пробросить id компьтера и id клиента в отношение «контракт», для того чтобы в контракте был прописан клиент и соответсвтующий ему ПК</text:p>
          </table:table-cell>
          <table:covered-table-cell table:style-name="Table1.C4"/>
        </table:table-row>
        <table:table-row table:style-name="Table1.1">
          <table:table-cell table:style-name="Table1.C4" table:number-rows-spanned="5" office:value-type="string">
            <text:p text:style-name="P22">Контракт</text:p>
          </table:table-cell>
          <table:table-cell table:style-name="Table1.C4" table:number-rows-spanned="5" office:value-type="string">
            <text:p text:style-name="P22">Контракт, заключенный между фирмой и клиентом</text:p>
          </table:table-cell>
          <table:table-cell table:style-name="Table1.C4" office:value-type="string">
            <text:p text:style-name="P22">id(primary key)</text:p>
          </table:table-cell>
          <table:table-cell table:style-name="Table1.C4" table:number-rows-spanned="2" office:value-type="string">
            <text:p text:style-name="P22">Св<text:span text:style-name="T7">язь с отношением «Персональный компьютер»:</text:span></text:p>
            <text:p text:style-name="P24">требуется для проброса id «Персонального компьютера» и id «Клиента»</text:p>
          </table:table-cell>
          <table:table-cell table:style-name="Table1.C4" table:number-rows-spanned="5" office:value-type="string">
            <text:p text:style-name="P25">Для подписания контракта требуется знать</text:p>
            <text:p text:style-name="P25">директора, работника,</text:p>
            <text:p text:style-name="P25">клиента</text:p>
            <text:p text:style-name="P25">и его компьютер</text:p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2">цена</text:p>
          </table:table-cell>
          <table:covered-table-cell table:style-name="Table1.C4"/>
          <table:covered-table-cell table:style-name="Table1.C4"/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2">дата заключения</text:p>
          </table:table-cell>
          <table:table-cell table:style-name="Table1.C4" table:number-rows-spanned="2" office:value-type="string">
            <text:p text:style-name="P23">Св<text:span text:style-name="T7">язь с отношением «Работник»:</text:span></text:p>
            <text:p text:style-name="P24">Требуется для проброса id «сотрудника»</text:p>
          </table:table-cell>
          <table:covered-table-cell table:style-name="Table1.C4"/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2">условия</text:p>
          </table:table-cell>
          <table:covered-table-cell table:style-name="Table1.C4"/>
          <table:covered-table-cell table:style-name="Table1.C4"/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2">дата завершения</text:p>
          </table:table-cell>
          <table:table-cell table:style-name="Table1.C4" office:value-type="string">
            <text:p text:style-name="P23">Св<text:span text:style-name="T7">язь с отношением «</text:span><text:span text:style-name="T8">Директор</text:span><text:span text:style-name="T7">»:</text:span></text:p>
            <text:p text:style-name="P25">Требуется для проброса id «директора»</text:p>
          </table:table-cell>
          <table:covered-table-cell table:style-name="Table1.C4"/>
        </table:table-row>
        <table:table-row table:style-name="Table1.1">
          <table:table-cell table:style-name="Table1.C4" table:number-rows-spanned="5" office:value-type="string">
            <text:p text:style-name="P25">Работник</text:p>
          </table:table-cell>
          <table:table-cell table:style-name="Table1.C4" table:number-rows-spanned="5" office:value-type="string">
            <text:p text:style-name="P25">Сотрудник фирмы, выполняющий работы по ремонту и обслуживанию компьютеров</text:p>
          </table:table-cell>
          <table:table-cell table:style-name="Table1.C4" office:value-type="string">
            <text:p text:style-name="P25">id(primary key)</text:p>
          </table:table-cell>
          <table:table-cell table:style-name="Table1.C4" table:number-rows-spanned="5" office:value-type="string">
            <text:p text:style-name="P25">Связь с отношением</text:p>
            <text:p text:style-name="P25">«Контракт» нужна для того, чтобы пробросить id сотрудника в контракт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5">им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5">специализац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5">опыт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5">ЗП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3" office:value-type="string">
            <text:p text:style-name="P25">Директор</text:p>
          </table:table-cell>
          <table:table-cell table:style-name="Table1.C4" table:number-rows-spanned="3" office:value-type="string">
            <text:p text:style-name="P25">Директор фирмы по ремонту/обслуживанию <text:soft-page-break/>компьютеров</text:p>
          </table:table-cell>
          <table:table-cell table:style-name="Table1.C4" office:value-type="string">
            <text:p text:style-name="P25">id(primary key)</text:p>
          </table:table-cell>
          <table:table-cell table:style-name="Table1.C4" table:number-rows-spanned="3" office:value-type="string">
            <text:p text:style-name="P25">Связь с отношением</text:p>
            <text:p text:style-name="P25">«Контракт» нужна для того, <text:soft-page-break/>чтобы пробросить id директора в контракт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5">им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5">ЗП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25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7:20:23.116514444</meta:creation-date>
    <meta:generator>LibreOffice/7.3.7.2$Linux_X86_64 LibreOffice_project/30$Build-2</meta:generator>
    <dc:date>2023-03-22T18:57:47.323449618</dc:date>
    <meta:editing-duration>PT1H7M8S</meta:editing-duration>
    <meta:editing-cycles>8</meta:editing-cycles>
    <meta:document-statistic meta:table-count="1" meta:image-count="0" meta:object-count="0" meta:page-count="5" meta:paragraph-count="146" meta:word-count="618" meta:character-count="4724" meta:non-whitespace-character-count="4247"/>
  </office:meta>
</office:document-meta>
</file>